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Sans_20_interligne">
      <style:paragraph-properties fo:margin-left="1.251cm" fo:margin-right="0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ept</text:h>
      <text:p text:style-name="P1">Open space tycoon est un jeu de stratégie économique dans l'espace. Les plate formes cibles sont pc et navigateur. Le jeu est un jeu solo contres des intelligences artificielles.</text:p>
      <text:p text:style-name="Standard"><text:tab/></text:p>
      <text:h text:style-name="Heading_20_1" text:outline-level="1">Scenario</text:h>
      <text:p text:style-name="P3">Depuis la découverte des technologies permettant les portails spatiaux, les voyages dans l’univers se sont démocratisés. Il est maintenant moins coûteux en énergie d’aller chercher une ressource dans une ceinture d’astéroïde dans un autre système solaire que d’atterrir sur une planète pour l’extraire. L'espèce humaine est donc devenue une espèce bien plus nomade. Les conflits de territoire ont amenés l’apparition de colonies fortifiées un peu partout.</text:p>
      <text:p text:style-name="P4">Vous êtes donc un jeune entrepreneur qui vient de recevoir la confirmation de prêt de sa banque et qui se lance dans l’aventure du commerce interstellaire avec 10 millions d’ICU en poche!</text:p>
      <text:p text:style-name="Sans_20_interligne"/>
      <text:p text:style-name="P4">Votre objectif est clair, vous voulez devenir le plus grand transporteur de l’univers. Pour y arriver, vous devrez vous faire apprécier des clients pour être leur transporteur de prédilection. Vous devrez également agrandir votre flotte de vaisseau et savoir optimiser au maximum leurs routes. Bien sûr, il ne faudra pas négliger la recherche et développement pour autant.</text:p>
      <text:p text:style-name="Sans_20_interligne"/>
      <text:p text:style-name="P4">Choisissez où établir votre quartier général et attaquez donc la recherche de routes commerciales bien rentables.</text:p>
      <text:p text:style-name="Standard"/>
      <text:h text:style-name="Heading_20_1" text:outline-level="1">Condition de victoire</text:h>
      <text:p text:style-name="P1">Le jeu se déroule sur une période de 200 ans. A la fin du temps de jeu, le joueur devra contrôler la société avec la plus grande valeur en crédit interstellaire (ICU) possible. Le joueur ne peu pas perdre la partie autrement que par abandon.</text:p>
      <text:p text:style-name="P1"/>
      <text:h text:style-name="Heading_20_1" text:outline-level="1">Gameplay</text:h>
      <text:p text:style-name="P1">En cours de partie, le joueur devra trouver des opportunités de commerce en regardant les besoins et les productions des stations de l'univers. Il devra ensuite acquérir des vaisseaux et configurer des routes pour effectuer le transport des marchandises. Le joueur touche un montant quand il livre des marchandises. La partie se joue dans un univers d'une taille fixe mais généré aléatoirement. La partie est une partie solo contre un nombre d'autre intelligences artificielles qui apparaissent pendant la partie.</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ans_20_interligne" style:display-name="Sans interligne" style:family="paragraph">
      <style:paragraph-properties fo:hyphenation-ladder-count="no-limit"/>
      <style:text-properties style:font-name-complex="Mangal" style:font-size-complex="10.5pt" fo:hyphenate="false" fo:hyphenation-remain-char-count="0" fo:hyphenation-push-char-count="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5T18:52:47.02</meta:creation-date>
    <meta:generator>OpenOffice/4.1.3$Win32 OpenOffice.org_project/413m1$Build-9783</meta:generator>
    <dc:date>2017-03-22T15:21:52.13</dc:date>
    <meta:editing-duration>PT6H9M56S</meta:editing-duration>
    <meta:editing-cycles>4</meta:editing-cycles>
    <meta:document-statistic meta:table-count="0" meta:image-count="0" meta:object-count="0" meta:page-count="1" meta:paragraph-count="12" meta:word-count="330" meta:character-count="2104"/>
  </office:meta>
</office:document-meta>
</file>